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B0000004C9665C3382E7A48D3.png" manifest:media-type="image/png"/>
  <manifest:file-entry manifest:full-path="Pictures/10000000000001250000004D84EEE2488B5E664F.png" manifest:media-type="image/png"/>
  <manifest:file-entry manifest:full-path="Pictures/10000000000001F500000047E9E65C72A05B1ADA.png" manifest:media-type="image/png"/>
  <manifest:file-entry manifest:full-path="Pictures/10000000000001A30000006AC081E068AE6B057D.png" manifest:media-type="image/png"/>
  <manifest:file-entry manifest:full-path="Pictures/10000000000001A00000004D143BEABC5BD7C7CE.png" manifest:media-type="image/png"/>
  <manifest:file-entry manifest:full-path="Pictures/1000000000000270000000DA38B5D24D21025930.png" manifest:media-type="image/png"/>
  <manifest:file-entry manifest:full-path="Pictures/100000000000026C000000BC6C52C6C506F2AD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4583in" svg:height="1.9583in" draw:z-index="0"><draw:image xlink:href="Pictures/100000000000026C000000BC6C52C6C506F2AD9D.png" xlink:type="simple" xlink:show="embed" xlink:actuate="onLoad"/></draw:frame></text:p>
      <text:p text:style-name="Standard"/>
      <text:p text:style-name="Standard"><draw:frame draw:style-name="fr1" draw:name="Image2" text:anchor-type="paragraph" svg:width="6.5in" svg:height="2.2709in" draw:z-index="1"><draw:image xlink:href="Pictures/1000000000000270000000DA38B5D24D21025930.png" xlink:type="simple" xlink:show="embed" xlink:actuate="onLoad"/></draw:frame></text:p>
      <text:p text:style-name="Standard"><draw:frame draw:style-name="fr1" draw:name="Image3" text:anchor-type="paragraph" svg:width="4.3646in" svg:height="1.1043in" draw:z-index="2"><draw:image xlink:href="Pictures/10000000000001A30000006AC081E068AE6B05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3.052in" svg:height="0.802in" draw:z-index="3"><draw:image xlink:href="Pictures/10000000000001250000004D84EEE2488B5E66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5.2189in" svg:height="0.7398in" draw:z-index="4"><draw:image xlink:href="Pictures/10000000000001F500000047E9E65C72A05B1ADA.png" xlink:type="simple" xlink:show="embed" xlink:actuate="onLoad"/></draw:frame></text:p>
      <text:p text:style-name="Standard"/>
      <text:p text:style-name="Standard"><draw:frame draw:style-name="fr1" draw:name="Image6" text:anchor-type="paragraph" svg:width="4.3335in" svg:height="0.802in" draw:z-index="5"><draw:image xlink:href="Pictures/10000000000001A00000004D143BEABC5BD7C7C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5.448in" svg:height="0.7917in" draw:z-index="6"><draw:image xlink:href="Pictures/100000000000020B0000004C9665C3382E7A48D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08:24:06.621680465</meta:creation-date>
    <dc:date>2017-07-16T13:19:08.724853954</dc:date>
    <meta:editing-duration>PT4H54M45S</meta:editing-duration>
    <meta:editing-cycles>33</meta:editing-cycles>
    <meta:generator>LibreOffice/5.3.4.2$Linux_X86_64 LibreOffice_project/f82d347ccc0be322489bf7da61d7e4ad13fe2ff3</meta:generator>
    <meta:document-statistic meta:table-count="0" meta:image-count="7" meta:object-count="0" meta:page-count="2" meta:paragraph-count="0" meta:word-count="0" meta:character-count="0" meta:non-whitespace-character-count="0"/>
  </office:meta>
</office:document-meta>
</file>